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gr1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2_20_Dots_20_3_20_Dashes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1" draw:style-name="gr1" draw:text-style-name="P1" svg:x1="4.875cm" svg:y1="3.44cm" svg:x2="11.32cm" svg:y2="3.371cm"><text:p/></draw:line><draw:line text:anchor-type="paragraph" draw:z-index="1" draw:name="Shape2" draw:style-name="gr2" draw:text-style-name="P1" svg:x1="4.875cm" svg:y1="3.439cm" svg:x2="11.788cm" svg:y2="0.4cm"><text:p/></draw:line><draw:line text:anchor-type="paragraph" draw:z-index="2" draw:name="Shape3" draw:style-name="gr2" draw:text-style-name="P1" svg:x1="4.875cm" svg:y1="3.44cm" svg:x2="11.811cm" svg:y2="6.308cm"><text:p/></draw:line><draw:frame text:anchor-type="paragraph" draw:z-index="3" draw:name="Shape5" draw:style-name="gr3" draw:text-style-name="P3" svg:width="0.47cm" svg:height="0.576cm" svg:x="7.557cm" svg:y="1.512cm"><draw:text-box><text:p text:style-name="P2"><text:span text:style-name="T1">r</text:span></text:p></draw:text-box></draw:frame><draw:frame text:anchor-type="paragraph" draw:z-index="4" draw:name="Shape5" draw:style-name="gr4" draw:text-style-name="P3" svg:width="0.429cm" svg:height="0.616cm" svg:x="13.751cm" svg:y="0.573cm"><draw:text-box><text:p text:style-name="P2"><text:span text:style-name="T1">Σ</text:span></text:p></draw:text-box></draw:frame><draw:frame text:anchor-type="paragraph" draw:z-index="5" draw:name="Shape5" draw:style-name="gr5" draw:text-style-name="P3" svg:width="0.422cm" svg:height="0.572cm" svg:x="6.892cm" svg:y="2.685cm"><draw:text-box><text:p><text:span text:style-name="T1">θ</text:span></text:p></draw:text-box></draw:frame><draw:path text:anchor-type="paragraph" draw:z-index="6" draw:name="Shape6" draw:style-name="gr2" draw:text-style-name="P1" svg:width="0.563cm" svg:height="0.485cm" draw:transform="skewX (0.0659734457253857) rotate (-0.432841654494595) translate (6.42408333333333cm 2.74284722222222cm)" svg:viewBox="0 0 564 486" svg:d="M0 0c528 2 544 486 544 486l20-9"><text:p/></draw:path><draw:path text:anchor-type="paragraph" draw:z-index="7" draw:name="Shape4" draw:style-name="gr2" draw:text-style-name="P1" svg:width="3.287cm" svg:height="4.613cm" draw:transform="skewX (-0.154810704651897) rotate (-0.678234947324997) translate (11.7616111252558cm 0.400402753268632cm)" svg:viewBox="0 0 3288 4614" svg:d="M0 0c4667 0 2997 4614 2997 4614"><text:p/></draw:path><draw:path text:anchor-type="paragraph" draw:z-index="8" draw:name="Shape7" draw:style-name="gr6" draw:text-style-name="P1" svg:width="5.952cm" svg:height="1.887cm" draw:transform="skewX (-0.239110107523223) rotate (-1.90188528589822) translate (13.6968717172668cm 0.644173394342741cm)" svg:viewBox="0 0 5953 1888" svg:d="M0 1888c3081-7 5953-1888 5953-1888"><text:p/></draw:path><draw:frame text:anchor-type="paragraph" draw:z-index="10" draw:name="Shape5" draw:style-name="gr8" draw:text-style-name="P3" svg:width="0.422cm" svg:height="0.608cm" svg:x="7.549cm" svg:y="4.658cm"><draw:text-box><text:p text:style-name="P2"><text:span text:style-name="T1">r</text:span></text:p></draw:text-box></draw:frame><draw:frame text:anchor-type="paragraph" draw:z-index="11" draw:name="Shape10" draw:style-name="gr9" draw:text-style-name="P3" svg:width="0.424cm" svg:height="0.602cm" svg:x="4.332cm" svg:y="3.371cm"><draw:text-box><text:p text:style-name="P2"><text:span text:style-name="T1">O</text:span></text:p></draw:text-box></draw:frame><draw:line text:anchor-type="paragraph" draw:z-index="12" draw:name="Shape9" draw:style-name="gr1" draw:text-style-name="P1" svg:x1="11.321cm" svg:y1="3.371cm" svg:x2="13.332cm" svg:y2="3.362cm"><text:p/></draw:line><draw:path text:anchor-type="paragraph" draw:z-index="9" draw:name="Shape8" draw:style-name="gr7" draw:text-style-name="P1" svg:width="6.066cm" svg:height="2.232cm" draw:transform="skewX (0.300720230118623) rotate (-1.16291288060382) translate (11.7616111111111cm 0.465666666666667cm)" svg:viewBox="0 0 6067 2233" svg:d="M0 0c3219 14 6065 2233 6065 2233l2-16"><text:p/></draw:path><draw:line text:anchor-type="paragraph" draw:z-index="13" draw:name="Shape11" draw:style-name="gr1" draw:text-style-name="P1" svg:x1="11.762cm" svg:y1="0.466cm" svg:x2="11.762cm" svg:y2="3.362cm"><text:p/></draw:line><draw:path text:anchor-type="paragraph" draw:z-index="14" draw:name="Shape12" draw:style-name="gr10" draw:text-style-name="P1" svg:width="2.755cm" svg:height="0.852cm" draw:transform="skewX (-0.232826922216044) rotate (1.98635922169475) translate (12.6324142999411cm 3.75580574160717cm)" svg:viewBox="0 0 2756 853" svg:d="M0 853c1873-1 2756-853 2756-853"><text:p/></draw:path><draw:path text:anchor-type="paragraph" draw:z-index="15" draw:name="Shape14" draw:style-name="gr10" draw:text-style-name="P1" svg:width="2.298cm" svg:height="0.363cm" draw:transform="skewX (-0.328994564000931) rotate (2.52112810450581) translate (13.23334929237cm 3.71078563754309cm)" svg:viewBox="0 0 2299 364" svg:d="M0 364c1483 1 2299-364 2299-364"><text:p/></draw:path><draw:path text:anchor-type="paragraph" draw:z-index="16" draw:name="Shape15" draw:style-name="gr10" draw:text-style-name="P1" svg:width="2.093cm" svg:height="0.358cm" draw:transform="skewX (0.0310668606854991) rotate (-2.66825936044893) translate (13.3773333333333cm 3.37079166666667cm)" svg:viewBox="0 0 2094 359" svg:d="M0 0c1169 1 2094 359 2094 359"><text:p/></draw:path><draw:path text:anchor-type="paragraph" draw:z-index="17" draw:name="Shape16" draw:style-name="gr10" draw:text-style-name="P1" svg:width="2.647cm" svg:height="0.393cm" draw:transform="skewX (0.0734783615089613) rotate (-2.16839706267776) translate (13.3385292112892cm 3.52248724933653cm)" svg:viewBox="0 0 2648 394" svg:d="M0 0c1368-1 2648 394 2648 394"><text:p/></draw:path><draw:frame text:anchor-type="paragraph" draw:z-index="18" draw:name="Shape5" draw:style-name="gr3" draw:text-style-name="P3" svg:width="0.47cm" svg:height="0.576cm" svg:x="11.61cm" svg:y="3.343cm"><draw:text-box><text:p text:style-name="P2"><text:span text:style-name="T1">H</text:span></text:p></draw:text-box></draw:frame><draw:frame text:anchor-type="paragraph" draw:z-index="19" draw:name="Shape5" draw:style-name="gr3" draw:text-style-name="P3" svg:width="0.47cm" svg:height="0.576cm" svg:x="11.578cm" svg:y="-0.222cm"><draw:text-box><text:p text:style-name="P2"><text:span text:style-name="T1">P</text:span></text:p></draw:text-box></draw:frame><draw:path text:anchor-type="paragraph" draw:z-index="20" draw:name="Shape13" draw:style-name="gr6" draw:text-style-name="P1" svg:width="1.202cm" svg:height="0.459cm" draw:transform="skewX (0.0410152374218668) rotate (0.828333262996509) translate (12.44247222222cm 1.47461111110891cm)" svg:viewBox="0 0 1203 460" svg:d="M0 0c948 0 1203 460 1203 460"><text:p/></draw:path><draw:line text:anchor-type="paragraph" draw:z-index="21" draw:name="Shape17" draw:style-name="gr6" draw:text-style-name="P1" svg:x1="13.628cm" svg:y1="0.903cm" svg:x2="13.321cm" svg:y2="0.718cm"><text:p/></draw:line><draw:line text:anchor-type="paragraph" draw:z-index="22" draw:name="Shape17" draw:style-name="gr6" draw:text-style-name="P1" svg:x1="13.604cm" svg:y1="0.903cm" svg:x2="13.331cm" svg:y2="1.08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5:40:29.970691538</meta:creation-date>
    <dc:date>2020-09-03T18:31:40.622088498</dc:date>
    <meta:editing-duration>PT2H33M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